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1cm"/>
    </style:style>
    <style:style style:name="gr5" style:family="graphic" style:parent-style-name="standard">
      <style:graphic-properties draw:textarea-horizontal-align="justify" draw:textarea-vertical-align="middle" draw:auto-grow-height="false" fo:min-height="9.84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9.886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9.86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141cm" fo:min-width="10.177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5.098cm" fo:min-width="8.704cm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911cm" fo:min-width="1.456cm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0.271cm" fo:min-width="1.456cm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911cm" fo:min-width="0cm"/>
    </style:style>
    <style:style style:name="gr13" style:family="graphic" style:parent-style-name="standard">
      <style:graphic-properties draw:fill-color="#3faf46" draw:textarea-horizontal-align="justify" draw:textarea-vertical-align="middle" draw:auto-grow-height="false" fo:min-height="0.271cm" fo:min-width="0cm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0.365cm" fo:min-width="0.246cm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0.271cm" fo:min-width="0.246cm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0.271cm" fo:min-width="0.249cm"/>
    </style:style>
    <style:style style:name="gr17" style:family="graphic" style:parent-style-name="standard">
      <style:graphic-properties draw:fill-color="#3faf46" draw:textarea-horizontal-align="justify" draw:textarea-vertical-align="middle" draw:auto-grow-height="false" fo:min-height="0.271cm" fo:min-width="0.24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3faf46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rge Cell Grid Tabl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Image source for User Manua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2" draw:text-style-name="P4" draw:layer="layout" svg:width="0.762cm" svg:height="0.762cm" svg:x="1.09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383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6.027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8.711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1.369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4.021cm" svg:height="14.651cm" svg:x="1.034cm" svg:y="1.27cm">
          <draw:text-box>
            <text:p text:style-name="P5"><text:span text:style-name="T1">```mcgtable</text:span></text:p>
            <text:p text:style-name="P5"><text:span text:style-name="T1">Table: Simple Merge Cell Example</text:span></text:p>
            <text:p text:style-name="P5"><text:span text:style-name="T1"/></text:p>
            <text:p text:style-name="P5"><text:span text:style-name="T1">+-----+------+------+------+</text:span></text:p>
            <text:p text:style-name="P5"><text:span text:style-name="T1">|h1 <text:s text:c="9"/>|h2 <text:s text:c="3"/>|h3 <text:s text:c="3"/>|</text:span></text:p>
            <text:p text:style-name="P5"><text:span text:style-name="T1">+============+======+======+</text:span></text:p>
            <text:p text:style-name="P5"><text:span text:style-name="T1">|c1 <text:s text:c="2"/>|c2 <text:s text:c="3"/>|c3 <text:s text:c="3"/>|c4 <text:s text:c="3"/>|</text:span></text:p>
            <text:p text:style-name="P5"><text:span text:style-name="T1">+abc <text:s/>|------+------+------+</text:span></text:p>
            <text:p text:style-name="P5"><text:span text:style-name="T1">|xyz <text:s/>|c5 <text:s text:c="3"/>| c6 <text:s text:c="9"/>|</text:span></text:p>
            <text:p text:style-name="P5"><text:span text:style-name="T1">+-----+------+ 123 <text:s text:c="8"/>|</text:span></text:p>
            <text:p text:style-name="P5"><text:span text:style-name="T1">|c7 <text:s text:c="2"/>|c8 <text:s text:c="3"/>| 456 <text:s text:c="8"/>|</text:span></text:p>
            <text:p text:style-name="P5"><text:span text:style-name="T1">| <text:s text:c="4"/>| <text:s text:c="5"/>| <text:s text:c="12"/>|</text:span></text:p>
            <text:p text:style-name="P5"><text:span text:style-name="T1">| <text:s text:c="4"/>| <text:s text:c="5"/>| 789 <text:s text:c="8"/>|</text:span></text:p>
            <text:p text:style-name="P5"><text:span text:style-name="T1">| <text:s text:c="4"/>| <text:s text:c="5"/>| <text:s text:c="12"/>|</text:span></text:p>
            <text:p text:style-name="P5"><text:span text:style-name="T1">| <text:s text:c="4"/>| <text:s text:c="5"/>| - Item A <text:s text:c="3"/>|</text:span></text:p>
            <text:p text:style-name="P5"><text:span text:style-name="T1">| <text:s text:c="4"/>| <text:s text:c="5"/>| - Item B <text:s text:c="3"/>|</text:span></text:p>
            <text:p text:style-name="P5"><text:span text:style-name="T1">| <text:s text:c="4"/>| <text:s text:c="5"/>| - Item C <text:s text:c="3"/>|</text:span></text:p>
            <text:p text:style-name="P5"><text:span text:style-name="T1">+-----+------+-------------+</text:span></text:p>
            <text:p text:style-name="P5"><text:span text:style-name="T1">```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style-name="gr2" draw:text-style-name="P4" draw:layer="layout" svg:width="0.762cm" svg:height="0.762cm" svg:x="1.136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136cm" svg:y="4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136cm" svg:y="6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136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1.136cm" svg:y="1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4.45cm" svg:height="13.931cm" svg:x="1.09cm" svg:y="1.27cm">
          <draw:text-box>
            <text:p text:style-name="P7"><text:span text:style-name="T1">```mcgtable</text:span></text:p>
            <text:p text:style-name="P7"><text:span text:style-name="T1">Table: Simple Merge Cell Example</text:span></text:p>
            <text:p text:style-name="P7"><text:span text:style-name="T1"/></text:p>
            <text:p text:style-name="P7"><text:span text:style-name="T1">+-----+------+------+------+</text:span></text:p>
            <text:p text:style-name="P7"><text:span text:style-name="T1">|h1 <text:s text:c="9"/>|h2 <text:s text:c="3"/>|h3 <text:s text:c="3"/>|</text:span></text:p>
            <text:p text:style-name="P7"><text:span text:style-name="T1">+============+======+======+</text:span></text:p>
            <text:p text:style-name="P7"><text:span text:style-name="T1">|c1 <text:s text:c="2"/>|c2 <text:s text:c="3"/>|c3 <text:s text:c="3"/>|c4 <text:s text:c="3"/>|</text:span></text:p>
            <text:p text:style-name="P7"><text:span text:style-name="T1">+abc <text:s/>|------+------+------+</text:span></text:p>
            <text:p text:style-name="P7"><text:span text:style-name="T1">|xyz <text:s/>|c5 <text:s text:c="3"/>| c6 <text:s text:c="9"/>|</text:span></text:p>
            <text:p text:style-name="P7"><text:span text:style-name="T1">+-----+------+ 123 <text:s text:c="8"/>|</text:span></text:p>
            <text:p text:style-name="P7"><text:span text:style-name="T1">|c7 <text:s text:c="2"/>|c8 <text:s text:c="3"/>| 456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789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- Item A <text:s text:c="3"/>|</text:span></text:p>
            <text:p text:style-name="P7"><text:span text:style-name="T1">| <text:s text:c="4"/>| <text:s text:c="5"/>| - Item B <text:s text:c="3"/>|</text:span></text:p>
            <text:p text:style-name="P7"><text:span text:style-name="T1">| <text:s text:c="4"/>| <text:s text:c="5"/>| - Item C <text:s text:c="3"/>|</text:span></text:p>
            <text:p text:style-name="P7"><text:span text:style-name="T1">+-----+------+-------------+</text:span></text:p>
            <text:p text:style-name="P7"><text:span text:style-name="T1">```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style-name="gr5" draw:text-style-name="P4" draw:layer="layout" svg:width="0.411cm" svg:height="10.099cm" svg:x="1.304cm" svg:y="3.8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11cm" svg:height="10.099cm" svg:x="3.596cm" svg:y="3.8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11cm" svg:height="10.136cm" svg:x="6.242cm" svg:y="3.8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411cm" svg:height="10.118cm" svg:x="8.925cm" svg:y="3.8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11cm" svg:height="10.136cm" svg:x="11.589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677cm" svg:height="0.391cm" svg:x="1.304cm" svg:y="3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677cm" svg:height="0.391cm" svg:x="1.323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677cm" svg:height="0.391cm" svg:x="1.304cm" svg:y="6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677cm" svg:height="0.391cm" svg:x="1.286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677cm" svg:height="0.391cm" svg:x="1.304cm" svg:y="13.7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4.469cm" svg:height="13.931cm" svg:x="1.09cm" svg:y="1.27cm">
          <draw:text-box>
            <text:p text:style-name="P7"><text:span text:style-name="T1">```mcgtable</text:span></text:p>
            <text:p text:style-name="P7"><text:span text:style-name="T1">Table: Simple Merge Cell Example</text:span></text:p>
            <text:p text:style-name="P7"><text:span text:style-name="T1"/></text:p>
            <text:p text:style-name="P7"><text:span text:style-name="T1">+-----+------+------+------+</text:span></text:p>
            <text:p text:style-name="P7"><text:span text:style-name="T1">|h1 <text:s text:c="9"/>|h2 <text:s text:c="3"/>|h3 <text:s text:c="3"/>|</text:span></text:p>
            <text:p text:style-name="P7"><text:span text:style-name="T1">+============+======+======+</text:span></text:p>
            <text:p text:style-name="P7"><text:span text:style-name="T1">|c1 <text:s text:c="2"/>|c2 <text:s text:c="3"/>|c3 <text:s text:c="3"/>|c4 <text:s text:c="3"/>|</text:span></text:p>
            <text:p text:style-name="P7"><text:span text:style-name="T1">+abc <text:s/>|------+------+------+</text:span></text:p>
            <text:p text:style-name="P7"><text:span text:style-name="T1">|xyz <text:s/>|c5 <text:s text:c="3"/>| c6 <text:s text:c="9"/>|</text:span></text:p>
            <text:p text:style-name="P7"><text:span text:style-name="T1">+-----+------+ 123 <text:s text:c="8"/>|</text:span></text:p>
            <text:p text:style-name="P7"><text:span text:style-name="T1">|c7 <text:s text:c="2"/>|c8 <text:s text:c="3"/>| 456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789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- Item A <text:s text:c="3"/>|</text:span></text:p>
            <text:p text:style-name="P7"><text:span text:style-name="T1">| <text:s text:c="4"/>| <text:s text:c="5"/>| - Item B <text:s text:c="3"/>|</text:span></text:p>
            <text:p text:style-name="P7"><text:span text:style-name="T1">| <text:s text:c="4"/>| <text:s text:c="5"/>| - Item C <text:s text:c="3"/>|</text:span></text:p>
            <text:p text:style-name="P7"><text:span text:style-name="T1">+-----+------+-------------+</text:span></text:p>
            <text:p text:style-name="P7"><text:span text:style-name="T1">```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9" draw:text-style-name="P8" draw:layer="layout" svg:width="9.204cm" svg:height="5.348cm" svg:x="13.714cm" svg:y="5.422cm">
          <text:p text:style-name="P4">Legen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56cm" svg:height="2.161cm" svg:x="1.64cm" svg:y="5.7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56cm" svg:height="0.521cm" draw:transform="skewX (0.00575958653158129) translate (1.621cm 7.93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353cm" svg:height="2.161cm" svg:x="3.653cm" svg:y="5.7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372cm" svg:height="0.521cm" svg:x="3.634cm" svg:y="7.93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816cm" svg:height="13.931cm" svg:x="1.09cm" svg:y="1.27cm">
          <draw:text-box>
            <text:p text:style-name="P7"><text:span text:style-name="T1">```mcgtable</text:span></text:p>
            <text:p text:style-name="P7"><text:span text:style-name="T1">Table: Simple Merge Cell Example</text:span></text:p>
            <text:p text:style-name="P7"><text:span text:style-name="T1"/></text:p>
            <text:p text:style-name="P7"><text:span text:style-name="T1">+-----+------+------+------+</text:span></text:p>
            <text:p text:style-name="P7"><text:span text:style-name="T1">|h1 <text:s text:c="9"/>|h2 <text:s text:c="3"/>|h3 <text:s text:c="3"/>|</text:span></text:p>
            <text:p text:style-name="P7"><text:span text:style-name="T1">+============+======+======+</text:span></text:p>
            <text:p text:style-name="P7"><text:span text:style-name="T1">|c1 <text:s text:c="2"/>|c2 <text:s text:c="3"/>|c3 <text:s text:c="3"/>|c4 <text:s text:c="3"/>|</text:span></text:p>
            <text:p text:style-name="P7"><text:span text:style-name="T1">+abc <text:s/>|------+------+------+</text:span></text:p>
            <text:p text:style-name="P7"><text:span text:style-name="T1">|xyz <text:s/>|c5 <text:s text:c="3"/>| c6 <text:s text:c="9"/>|</text:span></text:p>
            <text:p text:style-name="P7"><text:span text:style-name="T1">+-----+------+ 123 <text:s text:c="8"/>|</text:span></text:p>
            <text:p text:style-name="P7"><text:span text:style-name="T1">|c7 <text:s text:c="2"/>|c8 <text:s text:c="3"/>| 456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789 <text:s text:c="8"/>|</text:span></text:p>
            <text:p text:style-name="P7"><text:span text:style-name="T1">| <text:s text:c="4"/>| <text:s text:c="5"/>| <text:s text:c="12"/>|</text:span></text:p>
            <text:p text:style-name="P7"><text:span text:style-name="T1">| <text:s text:c="4"/>| <text:s text:c="5"/>| - Item A <text:s text:c="3"/>|</text:span></text:p>
            <text:p text:style-name="P7"><text:span text:style-name="T1">| <text:s text:c="4"/>| <text:s text:c="5"/>| - Item B <text:s text:c="3"/>|</text:span></text:p>
            <text:p text:style-name="P7"><text:span text:style-name="T1">| <text:s text:c="4"/>| <text:s text:c="5"/>| - Item C <text:s text:c="3"/>|</text:span></text:p>
            <text:p text:style-name="P7"><text:span text:style-name="T1">+-----+------+-------------+</text:span></text:p>
            <text:p text:style-name="P7"><text:span text:style-name="T1">```</text:span></text:p>
          </draw:text-box>
        </draw:frame>
        <draw:custom-shape draw:style-name="gr14" draw:text-style-name="P9" draw:layer="layout" svg:width="0.746cm" svg:height="0.615cm" svg:x="14.019cm" svg:y="7.0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746cm" svg:height="0.521cm" draw:transform="skewX (0.00575958653158129) translate (14.021cm 7.89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49cm" svg:height="0.521cm" svg:x="14.018cm" svg:y="8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749cm" svg:height="0.521cm" svg:x="14.018cm" svg:y="9.50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143cm" svg:height="0.894cm" svg:x="14.887cm" svg:y="6.894cm">
          <draw:text-box>
            <text:p text:style-name="P13"><text:span text:style-name="T2">= cell contents</text:span></text:p>
          </draw:text-box>
        </draw:frame>
        <draw:frame draw:style-name="gr18" draw:text-style-name="P14" draw:layer="layout" svg:width="8.143cm" svg:height="0.894cm" svg:x="14.87cm" svg:y="7.788cm">
          <draw:text-box>
            <text:p text:style-name="P13"><text:span text:style-name="T2">= horizontal separator (hsep)</text:span></text:p>
          </draw:text-box>
        </draw:frame>
        <draw:frame draw:style-name="gr18" draw:text-style-name="P14" draw:layer="layout" svg:width="8.143cm" svg:height="0.894cm" svg:x="14.851cm" svg:y="8.552cm">
          <draw:text-box>
            <text:p text:style-name="P13"><text:span text:style-name="T2">= vertical separator (vsep)</text:span></text:p>
          </draw:text-box>
        </draw:frame>
        <draw:frame draw:style-name="gr18" draw:text-style-name="P14" draw:layer="layout" svg:width="8.143cm" svg:height="0.894cm" svg:x="14.851cm" svg:y="9.334cm">
          <draw:text-box>
            <text:p text:style-name="P13"><text:span text:style-name="T2">= intersection separator (isep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5T22:55:51.657000000</meta:creation-date>
    <dc:date>2021-06-15T21:53:52.594000000</dc:date>
    <meta:editing-duration>PT1H7M49S</meta:editing-duration>
    <meta:editing-cycles>12</meta:editing-cycles>
    <meta:generator>LibreOffice/6.2.8.2$Windows_X86_64 LibreOffice_project/f82ddfca21ebc1e222a662a32b25c0c9d20169ee</meta:generator>
    <meta:document-statistic meta:object-count="70"/>
  </office:meta>
</office:document-meta>
</file>